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ntrollerHandlerAdapter.getLastModified( HttpServletRequest request , Object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ControllerHandlerAdapter.handle( HttpServletRequest request , HttpServletResponse response ,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trollerHandlerAdapter.supports(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